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46075" style:font-size-asian="150pt" style:font-size-complex="150pt"/>
    </style:style>
    <style:style style:name="P2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3" style:family="paragraph">
      <loext:graphic-properties draw:fill="solid" draw:fill-color="#b2b2b2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use-window-font-color="true" loext:opacity="0%" style:font-name="DejaVu Sans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color="#c9211e" loext:opacity="100%" style:font-name="DejaVu Sans" fo:font-size="24pt" style:font-name-asian="Noto Serif CJK SC" style:font-size-asian="24pt" style:font-name-complex="Lohit Devanagari1" style:font-size-complex="24pt"/>
    </style:style>
    <style:style style:name="T3" style:family="text">
      <style:text-properties fo:color="#c9211e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4" style:family="text">
      <style:text-properties style:font-name="DejaVu Sans" fo:font-size="24pt" style:font-name-asian="Noto Serif CJK SC" style:font-size-asian="24pt" style:font-name-complex="Lohit Devanagari1" style:font-size-complex="24pt"/>
    </style:style>
    <style:style style:name="T5" style:family="text">
      <style:text-properties style:font-name="DejaVu Sans" fo:font-size="24pt" style:font-size-asian="24pt" style:font-size-complex="24pt"/>
    </style:style>
    <style:style style:name="T6" style:family="text">
      <style:text-properties fo:color="#ff00ff" loext:opacity="100%" style:font-name="DejaVu Sans" fo:font-size="24pt" style:font-name-asian="Noto Serif CJK SC" style:font-size-asian="24pt" style:font-name-complex="Lohit Devanagari1" style:font-size-complex="24pt"/>
    </style:style>
    <style:style style:name="T7" style:family="text">
      <style:text-properties fo:color="#ff00ff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8" style:family="text">
      <style:text-properties fo:color="#0000ff" loext:opacity="100%" style:font-name="DejaVu Sans" fo:font-size="24pt" style:font-name-asian="Noto Serif CJK SC" style:font-size-asian="24pt" style:font-name-complex="Lohit Devanagari1" style:font-size-complex="24pt"/>
    </style:style>
    <style:style style:name="T9" style:family="text">
      <style:text-properties fo:color="#0000ff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0" style:family="text">
      <style:text-properties fo:color="#00ff00" loext:opacity="100%" style:font-name="DejaVu Sans" fo:font-size="24pt" style:font-name-asian="Noto Serif CJK SC" style:font-size-asian="24pt" style:font-name-complex="Lohit Devanagari1" style:font-size-complex="24pt"/>
    </style:style>
    <style:style style:name="T11" style:family="text">
      <style:text-properties fo:color="#00ff00" loext:opacity="100%" style:font-name="DejaVu Sans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2" style:family="text">
      <style:text-properties fo:color="#c9211e" loext:opacity="100%" style:font-name="DejaVu Sans" fo:font-size="32pt" style:font-name-asian="Noto Serif CJK SC" style:font-size-asian="32pt" style:font-name-complex="Lohit Devanagari1" style:font-size-complex="32pt"/>
    </style:style>
    <style:style style:name="T13" style:family="text">
      <style:text-properties style:font-name="DejaVu Sans" fo:font-size="28pt" style:font-size-asian="28pt" style:font-size-complex="28pt"/>
    </style:style>
    <style:style style:name="T14" style:family="text">
      <style:text-properties style:font-name="DejaVu Sans" fo:font-size="20pt" style:font-size-asian="20pt" style:font-size-complex="20pt"/>
    </style:style>
    <style:style style:name="T15" style:family="text">
      <style:text-properties style:font-name="DejaVu Sans" fo:font-size="20pt" style:font-name-asian="Noto Serif CJK SC" style:font-size-asian="20pt" style:font-name-complex="Lohit Devanagari1" style:font-size-complex="20pt"/>
    </style:style>
    <style:style style:name="T16" style:family="text">
      <style:text-properties fo:color="#ff8000" loext:opacity="100%" style:font-name="DejaVu Sans" fo:font-size="20pt" style:font-size-asian="20pt" style:font-size-complex="20pt"/>
    </style:style>
    <style:style style:name="T17" style:family="text">
      <style:text-properties style:use-window-font-color="true" loext:opacity="0%" style:font-name="DejaVu Sans" fo:font-size="20pt" style:font-name-asian="Noto Serif CJK SC" style:font-size-asian="20pt" style:font-name-complex="Lohit Devanagari1" style:font-size-complex="20pt"/>
    </style:style>
    <style:style style:name="T18" style:family="text">
      <style:text-properties fo:color="#c9211e" loext:opacity="100%" style:font-name="DejaVu Sans" fo:font-size="20pt" style:font-size-asian="20pt" style:font-size-complex="20pt"/>
    </style:style>
    <style:style style:name="T19" style:family="text">
      <style:text-properties officeooo:rsid="001eeb97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draw:fill="none" draw:fill-color="#ffffff" fo:min-height="11.3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1c1c1c" draw:fill="solid" draw:fill-color="#b2b2b2" draw:textarea-horizontal-align="justify" draw:textarea-vertical-align="middle" draw:auto-grow-height="false" fo:min-height="0.407cm" fo:min-width="1.54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4.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4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Form 5" draw:style-name="gr5" draw:text-style-name="P5" svg:width="1.001cm" svg:height="66cm" svg:x="16.499cm" svg:y="28.998cm">
        <text:p text:style-name="P4"><text:span text:style-name="T20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 1" draw:style-name="gr6" draw:text-style-name="P5" svg:width="6.501cm" svg:height="3.001cm" svg:x="13.75cm" svg:y="94.998cm">
        <text:p text:style-name="P4"><text:span text:style-name="T20">Raspberry PI Zero</text:span></text:p>
        <draw:enhanced-geometry svg:viewBox="0 0 21600 21600" draw:type="rectangle" draw:enhanced-path="M 0 0 L 21600 0 21600 21600 0 21600 0 0 Z N"/>
      </draw:custom-shape>
      <text:p text:style-name="P1"><draw:frame text:anchor-type="paragraph" draw:z-index="5" draw:name="Textrahmen 3" draw:style-name="gr1" draw:text-style-name="P2" svg:width="13.341cm" svg:height="11.339cm" svg:x="18.533cm" svg:y="44.492cm"><draw:text-box><text:p><text:span text:style-name="T1">APIM Service Tickes </text:span></text:p><text:p><text:span text:style-name="T2"/></text:p><text:p><text:span text:style-name="T3">● </text:span><text:span text:style-name="T3">red</text:span><text:span text:style-name="T3"><text:tab/></text:span><text:span text:style-name="T3"><text:tab/></text:span><text:span text:style-name="T3"><text:tab/></text:span><text:span text:style-name="T3"><text:tab/></text:span><text:span text:style-name="T4">→ o</text:span><text:span text:style-name="T5">pen</text:span></text:p><text:p><text:span text:style-name="T6"/></text:p><text:p><text:span text:style-name="T7">● </text:span><text:span text:style-name="T7">magenta</text:span><text:span text:style-name="T7"><text:tab/></text:span><text:span text:style-name="T4">→ processing</text:span></text:p><text:p><text:span text:style-name="T8"/></text:p><text:p><text:span text:style-name="T9">● </text:span><text:span text:style-name="T9">blue</text:span><text:span text:style-name="T3"><text:tab/></text:span><text:span text:style-name="T3"><text:tab/></text:span><text:span text:style-name="T3"><text:tab/></text:span><text:span text:style-name="T4">→ waiting</text:span></text:p><text:p><text:span text:style-name="T10"/></text:p><text:p><text:span text:style-name="T11">● </text:span><text:span text:style-name="T11">green</text:span><text:span text:style-name="T12"><text:tab/></text:span><text:span text:style-name="T12"><text:tab/></text:span><text:span text:style-name="T12"><text:tab/></text:span><text:span text:style-name="T4">→ checking</text:span></text:p><text:p><text:span text:style-name="T4"/></text:p></draw:text-box></draw:frame><draw:custom-shape text:anchor-type="paragraph" draw:z-index="4" draw:name="Form 4" draw:style-name="gr2" draw:text-style-name="P3" svg:width="1.763cm" svg:height="0.814cm" svg:x="19.001cm" svg:y="28.97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" draw:name="Textrahmen 1" draw:style-name="gr3" draw:text-style-name="P2" svg:width="10.626cm" svg:height="4.44cm" svg:x="21.001cm" svg:y="28.843cm"><draw:text-box><text:p><text:span text:style-name="T13">Overflow Light</text:span></text:p><text:p><text:span text:style-name="T14">◌</text:span><text:span text:style-name="T15"> </text:span><text:span text:style-name="T15">pulsing</text:span><text:span text:style-name="T15"><text:tab/></text:span><text:span text:style-name="T15">→ more open tickets than LEDs. The numbers are scaled to 100% for visualization.</text:span></text:p></draw:text-box></draw:frame><draw:custom-shape text:anchor-type="paragraph" draw:z-index="2" draw:name="Form 3" draw:style-name="gr2" draw:text-style-name="P3" svg:width="1.763cm" svg:height="0.814cm" svg:x="19.001cm" svg:y="93.6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" draw:name="Textrahmen 2" draw:style-name="gr4" draw:text-style-name="P2" svg:width="11.136cm" svg:height="4.437cm" svg:x="21.001cm" svg:y="93.497cm"><draw:text-box><text:p><text:span text:style-name="T13">Status Light</text:span></text:p><text:p><text:span text:style-name="T14">◌</text:span><text:span text:style-name="T15"> </text:span><text:span text:style-name="T15">pulsing</text:span><text:span text:style-name="T15"><text:tab/></text:span><text:span text:style-name="T15">→ normal operating</text:span></text:p><text:p><text:span text:style-name="T16">● </text:span><text:span text:style-name="T17">pulsing</text:span><text:span text:style-name="T17"><text:tab/></text:span><text:span text:style-name="T17">→ connectivity issue</text:span></text:p><text:p><text:span text:style-name="T18">● </text:span><text:span text:style-name="T17">pulsing</text:span><text:span text:style-name="T17"><text:tab/></text:span><text:span text:style-name="T17">→ error status</text:span></text:p></draw:text-box></draw:frame>APIM Service <text:span text:style-name="T19">Moni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3:22.549951477</meta:creation-date>
    <dc:date>2025-02-24T16:34:42.421844633</dc:date>
    <meta:editing-duration>PT18M37S</meta:editing-duration>
    <meta:editing-cycles>7</meta:editing-cycles>
    <meta:generator>LibreOffice/24.8.4.2$MacOSX_AARCH64 LibreOffice_project/bb3cfa12c7b1bf994ecc5649a80400d06cd71002</meta:generator>
    <meta:print-date>2025-02-24T16:34:37.179170445</meta:print-date>
    <meta:printed-by>PDF files</meta:printed-by>
    <meta:document-statistic meta:table-count="0" meta:image-count="0" meta:object-count="0" meta:page-count="1" meta:paragraph-count="1" meta:word-count="3" meta:character-count="20" meta:non-whitespace-character-count="18"/>
  </office:meta>
</office:document-meta>
</file>